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Table_20_Contents">
      <style:paragraph-properties fo:text-align="center" style:justify-single-word="false"/>
      <style:text-properties officeooo:rsid="00613288" officeooo:paragraph-rsid="00613288"/>
    </style:style>
    <style:style style:name="P37" style:family="paragraph" style:parent-style-name="Table_20_Contents">
      <style:text-properties officeooo:paragraph-rsid="00613288"/>
    </style:style>
    <style:style style:name="P38" style:family="paragraph" style:parent-style-name="Standard">
      <style:text-properties officeooo:rsid="0018d6b2" officeooo:paragraph-rsid="0018d6b2"/>
    </style:style>
    <style:style style:name="P39" style:family="paragraph" style:parent-style-name="Standard">
      <loext:graphic-properties draw:fill="solid" draw:fill-color="#ffffff" draw:opacity="100%"/>
      <style:paragraph-properties fo:background-color="#ffffff"/>
      <style:text-properties officeooo:paragraph-rsid="001dccec"/>
    </style:style>
    <style:style style:name="P40" style:family="paragraph" style:parent-style-name="Standard">
      <loext:graphic-properties draw:fill="solid" draw:fill-color="#ffffff" draw:opacity="100%"/>
      <style:paragraph-properties fo:background-color="#ffffff"/>
      <style:text-properties officeooo:rsid="003b5111" officeooo:paragraph-rsid="003b5111"/>
    </style:style>
    <style:style style:name="P41"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42" style:family="paragraph" style:parent-style-name="Text_20_body">
      <style:text-properties officeooo:rsid="0018d6b2" officeooo:paragraph-rsid="0018d6b2"/>
    </style:style>
    <style:style style:name="P43" style:family="paragraph" style:parent-style-name="Text_20_body">
      <style:text-properties officeooo:paragraph-rsid="0018d6b2"/>
    </style:style>
    <style:style style:name="P44" style:family="paragraph" style:parent-style-name="Text_20_body">
      <style:text-properties officeooo:rsid="001a3cf7" officeooo:paragraph-rsid="001a3cf7"/>
    </style:style>
    <style:style style:name="P45" style:family="paragraph" style:parent-style-name="Text_20_body">
      <style:text-properties officeooo:rsid="001c2fdc" officeooo:paragraph-rsid="001c2fdc"/>
    </style:style>
    <style:style style:name="P46" style:family="paragraph" style:parent-style-name="Text_20_body">
      <style:text-properties officeooo:rsid="001dccec" officeooo:paragraph-rsid="001dccec"/>
    </style:style>
    <style:style style:name="P47" style:family="paragraph" style:parent-style-name="Text_20_body">
      <style:text-properties officeooo:paragraph-rsid="001dccec"/>
    </style:style>
    <style:style style:name="P48" style:family="paragraph" style:parent-style-name="Text_20_body">
      <style:text-properties officeooo:rsid="0027f2da" officeooo:paragraph-rsid="0027f2da"/>
    </style:style>
    <style:style style:name="P49" style:family="paragraph" style:parent-style-name="Text_20_body">
      <style:text-properties officeooo:paragraph-rsid="0028730f"/>
    </style:style>
    <style:style style:name="P50" style:family="paragraph" style:parent-style-name="Text_20_body">
      <style:text-properties officeooo:rsid="002a7199" officeooo:paragraph-rsid="002a7199"/>
    </style:style>
    <style:style style:name="P51" style:family="paragraph" style:parent-style-name="Text_20_body">
      <style:text-properties officeooo:paragraph-rsid="002a7199"/>
    </style:style>
    <style:style style:name="P52" style:family="paragraph" style:parent-style-name="Text_20_body">
      <style:text-properties officeooo:rsid="002af211" officeooo:paragraph-rsid="002af211"/>
    </style:style>
    <style:style style:name="P53" style:family="paragraph" style:parent-style-name="Text_20_body">
      <style:text-properties officeooo:rsid="002c93f9" officeooo:paragraph-rsid="002c93f9"/>
    </style:style>
    <style:style style:name="P54" style:family="paragraph" style:parent-style-name="Text_20_body">
      <style:text-properties officeooo:rsid="002d9cf7" officeooo:paragraph-rsid="002d9cf7"/>
    </style:style>
    <style:style style:name="P55" style:family="paragraph" style:parent-style-name="Text_20_body">
      <style:text-properties officeooo:rsid="002fc9f9" officeooo:paragraph-rsid="002fc9f9"/>
    </style:style>
    <style:style style:name="P56" style:family="paragraph" style:parent-style-name="Text_20_body">
      <style:text-properties officeooo:rsid="0030ddb3" officeooo:paragraph-rsid="0030ddb3"/>
    </style:style>
    <style:style style:name="P57" style:family="paragraph" style:parent-style-name="Text_20_body">
      <style:text-properties officeooo:rsid="00332932" officeooo:paragraph-rsid="00332932"/>
    </style:style>
    <style:style style:name="P58" style:family="paragraph" style:parent-style-name="Text_20_body">
      <style:text-properties officeooo:rsid="00399d76" officeooo:paragraph-rsid="00399d76"/>
    </style:style>
    <style:style style:name="P59" style:family="paragraph" style:parent-style-name="Text_20_body">
      <style:text-properties officeooo:rsid="003b5111" officeooo:paragraph-rsid="003b5111"/>
    </style:style>
    <style:style style:name="P60" style:family="paragraph" style:parent-style-name="Text_20_body">
      <style:text-properties officeooo:rsid="003ba28f" officeooo:paragraph-rsid="003ba28f"/>
    </style:style>
    <style:style style:name="P61" style:family="paragraph" style:parent-style-name="Text_20_body">
      <style:text-properties officeooo:rsid="003c3116" officeooo:paragraph-rsid="003c3116"/>
    </style:style>
    <style:style style:name="P62" style:family="paragraph" style:parent-style-name="Text_20_body">
      <style:text-properties style:font-name="Liberation Sans" fo:font-size="16pt" fo:font-weight="bold" style:font-size-asian="16pt" style:font-weight-asian="bold" style:font-size-complex="16pt" style:font-weight-complex="bold"/>
    </style:style>
    <style:style style:name="P63" style:family="paragraph" style:parent-style-name="Text_20_body">
      <style:text-properties officeooo:rsid="003d3e8a" officeooo:paragraph-rsid="003d3e8a"/>
    </style:style>
    <style:style style:name="P64" style:family="paragraph" style:parent-style-name="Text_20_body">
      <style:text-properties officeooo:rsid="004043ee" officeooo:paragraph-rsid="004043ee"/>
    </style:style>
    <style:style style:name="P65" style:family="paragraph" style:parent-style-name="Text_20_body">
      <style:text-properties officeooo:rsid="00434288" officeooo:paragraph-rsid="00434288"/>
    </style:style>
    <style:style style:name="P66" style:family="paragraph" style:parent-style-name="Text_20_body">
      <style:text-properties fo:font-style="normal" officeooo:rsid="0018d6b2" officeooo:paragraph-rsid="0018d6b2" style:font-style-asian="normal" style:font-style-complex="normal"/>
    </style:style>
    <style:style style:name="P67" style:family="paragraph" style:parent-style-name="Text_20_body">
      <style:text-properties fo:font-style="normal" officeooo:rsid="001a3cf7" officeooo:paragraph-rsid="001a3cf7" style:font-style-asian="normal" style:font-style-complex="normal"/>
    </style:style>
    <style:style style:name="P68" style:family="paragraph" style:parent-style-name="Text_20_body">
      <style:text-properties officeooo:rsid="0023f80a" officeooo:paragraph-rsid="0023f80a"/>
    </style:style>
    <style:style style:name="P69"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70"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71" style:family="paragraph" style:parent-style-name="Preformatted_20_Text">
      <style:text-properties officeooo:paragraph-rsid="0018d6b2"/>
    </style:style>
    <style:style style:name="P72" style:family="paragraph" style:parent-style-name="Preformatted_20_Text">
      <style:text-properties officeooo:paragraph-rsid="001a3cf7"/>
    </style:style>
    <style:style style:name="P73" style:family="paragraph" style:parent-style-name="Preformatted_20_Text">
      <style:text-properties officeooo:rsid="001dccec" officeooo:paragraph-rsid="001dccec"/>
    </style:style>
    <style:style style:name="P74" style:family="paragraph" style:parent-style-name="Preformatted_20_Text">
      <style:text-properties officeooo:rsid="003ba28f" officeooo:paragraph-rsid="003ba28f"/>
    </style:style>
    <style:style style:name="P75" style:family="paragraph" style:parent-style-name="Preformatted_20_Text">
      <style:text-properties fo:font-style="normal" officeooo:rsid="001a3cf7" officeooo:paragraph-rsid="001a3cf7" style:font-style-asian="normal" style:font-style-complex="normal"/>
    </style:style>
    <style:style style:name="P76"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7" style:family="paragraph" style:parent-style-name="Subtitle">
      <style:text-properties officeooo:paragraph-rsid="00567114"/>
    </style:style>
    <style:style style:name="P78" style:family="paragraph" style:parent-style-name="Heading_20_1">
      <style:text-properties officeooo:rsid="003b5111" officeooo:paragraph-rsid="003b5111"/>
    </style:style>
    <style:style style:name="P79" style:family="paragraph" style:parent-style-name="Heading_20_1">
      <style:text-properties officeooo:rsid="001dccec" officeooo:paragraph-rsid="001dccec"/>
    </style:style>
    <style:style style:name="P80" style:family="paragraph" style:parent-style-name="Heading_20_1">
      <style:text-properties officeooo:rsid="003c3116" officeooo:paragraph-rsid="003c3116"/>
    </style:style>
    <style:style style:name="P81" style:family="paragraph" style:parent-style-name="Heading_20_1">
      <style:text-properties officeooo:paragraph-rsid="00399d76"/>
    </style:style>
    <style:style style:name="P82" style:family="paragraph" style:parent-style-name="Heading_20_2">
      <style:text-properties officeooo:rsid="001dccec" officeooo:paragraph-rsid="001dccec"/>
    </style:style>
    <style:style style:name="P83" style:family="paragraph" style:parent-style-name="Heading_20_2">
      <style:text-properties officeooo:rsid="001dccec" officeooo:paragraph-rsid="00226060"/>
    </style:style>
    <style:style style:name="P84" style:family="paragraph" style:parent-style-name="Heading_20_3">
      <style:text-properties officeooo:rsid="002af211" officeooo:paragraph-rsid="002af211"/>
    </style:style>
    <style:style style:name="P85" style:family="paragraph" style:parent-style-name="Table_20_Contents">
      <style:paragraph-properties fo:text-align="center" style:justify-single-word="false"/>
      <style:text-properties officeooo:rsid="0063c6fa" officeooo:paragraph-rsid="0063c6fa"/>
    </style:style>
    <style:style style:name="P86" style:family="paragraph" style:parent-style-name="Table_20_Contents">
      <style:text-properties officeooo:rsid="0063c6fa" officeooo:paragraph-rsid="0063c6fa"/>
    </style:style>
    <style:style style:name="P87" style:family="paragraph" style:parent-style-name="Table_20_Contents">
      <style:paragraph-properties fo:text-align="center" style:justify-single-word="false"/>
      <style:text-properties officeooo:paragraph-rsid="0063c6fa"/>
    </style:style>
    <style:style style:name="P88"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d6b2" style:font-style-asian="normal" style:font-style-complex="normal"/>
    </style:style>
    <style:style style:name="T8" style:family="text">
      <style:text-properties fo:font-style="normal" officeooo:rsid="00494a73" style:font-style-asian="normal" style:font-style-complex="normal"/>
    </style:style>
    <style:style style:name="T9" style:family="text">
      <style:text-properties fo:font-style="normal" officeooo:rsid="005c26d2"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 fo:font-size="10pt" fo:font-weight="bold" style:font-size-asian="10pt" style:font-weight-asian="bold" style:font-size-complex="10pt" style:font-weight-complex="bold"/>
    </style:style>
    <style:style style:name="T25" style:family="text">
      <style:text-properties style:font-name="Liberation Mono" fo:font-size="10pt" fo:font-weight="bold" officeooo:rsid="003d3e8a" style:font-size-asian="10pt" style:font-weight-asian="bold" style:font-size-complex="10pt" style:font-weight-complex="bold"/>
    </style:style>
    <style:style style:name="T26" style:family="text">
      <style:text-properties style:font-name="Liberation Mono" fo:font-size="10pt" style:font-size-asian="10pt" style:font-size-complex="10pt"/>
    </style:style>
    <style:style style:name="T27" style:family="text">
      <style:text-properties style:font-name="Liberation Mono" fo:font-size="10pt" officeooo:rsid="001a3cf7" style:font-size-asian="10pt" style:font-size-complex="10pt"/>
    </style:style>
    <style:style style:name="T28" style:family="text">
      <style:text-properties style:font-name="Liberation Mono" fo:font-size="10pt" fo:font-style="normal" style:font-size-asian="10pt" style:font-style-asian="normal" style:font-size-complex="10pt" style:font-style-complex="normal"/>
    </style:style>
    <style:style style:name="T29" style:family="text">
      <style:text-properties style:font-name="Liberation Mono"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8211c"/>
    </style:style>
    <style:style style:name="T39" style:family="text">
      <style:text-properties officeooo:rsid="00596d68"/>
    </style:style>
    <style:style style:name="T40" style:family="text">
      <style:text-properties officeooo:rsid="005ac3d1"/>
    </style:style>
    <style:style style:name="T41" style:family="text">
      <style:text-properties officeooo:rsid="005c26d2"/>
    </style:style>
    <style:style style:name="T42" style:family="text">
      <style:text-properties officeooo:rsid="005d81a6"/>
    </style:style>
    <style:style style:name="T43" style:family="text">
      <style:text-properties officeooo:rsid="022dda61"/>
    </style:style>
    <style:style style:name="T44" style:family="text">
      <style:text-properties style:font-name="Liberation Sans" fo:font-size="18pt" officeooo:rsid="005ebcea" style:font-name-asian="Noto Sans CJK SC" style:font-size-asian="18pt" style:font-name-complex="Lohit Devanagari" style:font-size-complex="18pt"/>
    </style:style>
    <style:style style:name="T45" style:family="text">
      <style:text-properties style:font-name="Liberation Sans" fo:font-size="18pt" officeooo:rsid="005f73c9" style:font-name-asian="Noto Sans CJK SC" style:font-size-asian="18pt" style:font-name-complex="Lohit Devanagari" style:font-size-complex="18pt"/>
    </style:style>
    <style:style style:name="T46" style:family="text">
      <style:text-properties officeooo:rsid="00613288"/>
    </style:style>
    <style:style style:name="T47" style:family="text">
      <style:text-properties officeooo:rsid="0055ef91"/>
    </style:style>
    <style:style style:name="T48" style:family="text">
      <style:text-properties officeooo:rsid="00630052"/>
    </style:style>
    <style:style style:name="T49" style:family="text">
      <style:text-properties officeooo:rsid="0063c6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Title">The QDL Configuration File</text:p>
      <text:p text:style-name="P77"><text:span text:style-name="T43">Version 1.</text:span><text:span text:style-name="T44">2.</text:span><text:span text:style-name="T45">2</text:span></text:p>
      <text:h text:style-name="Heading_20_1" text:outline-level="1">Configuration File Basics</text:h>
      <text:p text:style-name="P38">The basic format of the file is</text:p>
      <text:p text:style-name="P38"/>
      <text:p text:style-name="Preformatted_20_Text">&lt;config&gt;</text:p>
      <text:p text:style-name="Preformatted_20_Text"><text:s text:c="3"/>&lt;qdl name=”X”&gt;</text:p>
      <text:p text:style-name="Preformatted_20_Text"><text:s text:c="6"/>&lt;!-- stuff →</text:p>
      <text:p text:style-name="Preformatted_20_Text"><text:s text:c="3"/>&lt;/qdl&gt;</text:p>
      <text:p text:style-name="P71"><text:s text:c="3"/>&lt;qdl name=”<text:span text:style-name="T1">Y”</text:span>&gt;</text:p>
      <text:p text:style-name="P71"><text:s text:c="6"/>&lt;!-- stuff →</text:p>
      <text:p text:style-name="P71"><text:s text:c="3"/>&lt;/qdl&gt;</text:p>
      <text:p text:style-name="P71"><text:s text:c="2"/><text:span text:style-name="T1">&lt;!-- more configurations --&gt;</text:span></text:p>
      <text:p text:style-name="Preformatted_20_Text">&lt;/config&gt;</text:p>
      <text:p text:style-name="Preformatted_20_Text"/>
      <text:p text:style-name="P42">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6">path/to/file/cfg.xml -name X</text:span></text:p>
      <text:p text:style-name="P66"/>
      <text:p text:style-name="P43"><text:span text:style-name="T7">So the path to the above file is /</text:span>path/to/file/cfg.xml<text:span text:style-name="T7">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7">A</text:span><text:span text:style-name="T6">liases.</text:span><text:bookmark-end text:name="__RefHeading___Toc6814_66498657"/></text:h>
      <text:p text:style-name="P67">You may also make several configurations then refer them using aliases:</text:p>
      <text:p text:style-name="P72">&lt;config&gt;</text:p>
      <text:p text:style-name="P72"><text:s text:c="3"/><text:span text:style-name="T10">&lt;qdl name=”default” alias=”test-mysql-5.4.3”/&gt;</text:span></text:p>
      <text:p text:style-name="P72"><text:s text:c="3"/>&lt;qdl name=”<text:span text:style-name="T10">test-mysql-5.4.3</text:span>”&gt;</text:p>
      <text:p text:style-name="P72"><text:s text:c="6"/>&lt;!-- stuff →</text:p>
      <text:p text:style-name="P72"><text:s text:c="3"/>&lt;/qdl&gt;</text:p>
      <text:p text:style-name="P72"><text:s text:c="3"/>&lt;qdl name=”<text:span text:style-name="T10">test-mysql-6.0”</text:span>&gt;</text:p>
      <text:p text:style-name="P72"><text:s text:c="6"/>&lt;!-- stuff →</text:p>
      <text:p text:style-name="P72"><text:s text:c="3"/>&lt;/qdl&gt;</text:p>
      <text:p text:style-name="P72"><text:s text:c="2"/><text:span text:style-name="T1">&lt;!-- more configurations --&gt;</text:span></text:p>
      <text:p text:style-name="P72">&lt;/config&gt;</text:p>
      <text:p text:style-name="P75"/>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4">e.g</text:span><text:span text:style-name="T10">. especially if this is called by a complex set of startup scripts) and then make changes in the configuration file</text:span></text:p>
      <text:p text:style-name="P44"><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4">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3">&lt;/config&gt;</text:p>
      <text:p text:style-name="Preformatted_20_Text"/>
      <text:p text:style-name="P4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5">In this case, each version in question has its own set of configurations and a default from each is set. This allows for management of <text:span text:style-name="T3">extremely</text:span><text:span text:style-name="T6"> complex server installs. Then again, you might not need any of it.</text:span></text:p>
      <text:h text:style-name="P78" text:outline-level="1"><text:bookmark-start text:name="__RefHeading___Toc6885_66498657"/>A complete example<text:bookmark-end text:name="__RefHeading___Toc6885_66498657"/></text:h>
      <text:p text:style-name="P5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60">Assuming that this resides in the file <text:span text:style-name="T26">/</text:span><text:span text:style-name="T28">path/to/cfg.xml,</text:span><text:span text:style-name="T6"> you could invoke the interpreter using this:</text:span> </text:p>
      <text:p text:style-name="P74">java -jar qdl.jar -cfg /<text:span text:style-name="T6">path/to/cfg.xml -name minimal</text:span></text:p>
      <text:h text:style-name="P79" text:outline-level="1"><text:bookmark-start text:name="__RefHeading___Toc6818_66498657"/><text:soft-page-break/>The <text:span text:style-name="T35">Configuration</text:span> <text:span text:style-name="T35">R</text:span>eference<text:bookmark-end text:name="__RefHeading___Toc6818_66498657"/></text:h>
      <text:p text:style-name="P61">Each section corresponds to an entry in the configuration file.</text:p>
      <text:h text:style-name="P80" text:outline-level="1"><text:bookmark-start text:name="__RefHeading___Toc6887_66498657"/><text:span text:style-name="T23">c</text:span>onfig<text:bookmark-end text:name="__RefHeading___Toc6887_66498657"/></text:h>
      <text:p text:style-name="P61">This is the outermost tag and includes at least one qdl tag. This is so all of the qdl configuration can be kept separate in case there are other types of configuration in the file. It has neither attributes nor any other possible entry than qdl elements.</text:p>
      <text:h text:style-name="P80" text:outline-level="1"><text:bookmark-start text:name="__RefHeading___Toc6820_66498657"/>qdl<text:bookmark-end text:name="__RefHeading___Toc6820_66498657"/></text:h>
      <text:h text:style-name="P82" text:outline-level="2"><text:bookmark-start text:name="__RefHeading___Toc6822_66498657"/>Attributes<text:bookmark-end text:name="__RefHeading___Toc6822_66498657"/></text:h>
      <text:p text:style-name="P7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38">level</text:span>. <text:span text:style-name="T3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1">s</text:span><text:span text:style-name="T38">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text:span text:style-name="T41">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text:span text:style-name="T46">for</text:span> scripts. This effects the script_run and script_load commands.</text:p>
          </table:table-cell>
        </table:table-row>
        <table:table-row>
          <table:table-cell table:style-name="Table2.A2" office:value-type="string">
            <text:p text:style-name="P36">module_path</text:p>
          </table:table-cell>
          <table:table-cell table:style-name="Table2.A2" office:value-type="string">
            <text:p text:style-name="P36">N</text:p>
          </table:table-cell>
          <table:table-cell table:style-name="Table2.A2" office:value-type="string">
            <text:p text:style-name="P15">-</text:p>
          </table:table-cell>
          <table:table-cell table:style-name="Table2.D2" office:value-type="string">
            <text:p text:style-name="P37"><text:span text:style-name="T47">A colon separated list of paths (including virtual file system paths) to be searched </text:span><text:span text:style-name="T46">for modules</text:span><text:span text:style-name="T47">. This effects the </text:span><text:span text:style-name="T48">module</text:span><text:span text:style-name="T47">_</text:span><text:span text:style-name="T46">load</text:span><text:span text:style-name="T47">.</text:span></text:p>
          </table:table-cell>
        </table:table-row>
      </table:table>
      <text:h text:style-name="P83" text:outline-level="2"><text:bookmark-start text:name="__RefHeading___Toc6824_66498657"/>boot_script<text:bookmark-end text:name="__RefHeading___Toc6824_66498657"/></text:h>
      <text:p text:style-name="P68">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41"/>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39">Enable sending trace level messages to the </text:span><text:span text:style-name="T40">currently active </text:span><text:span text:style-name="T39">log.</text:span></text:p>
          </table:table-cell>
        </table:table-row>
      </table:table>
      <text:p text:style-name="P69"/>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8">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50">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49"/>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4" text:outline-level="3"><text:bookmark-start text:name="__RefHeading___Toc6857_66498657"/>Supported virtual file system types<text:bookmark-end text:name="__RefHeading___Toc6857_66498657"/></text:h>
      <text:p text:style-name="P52">The supported types are</text:p>
      <text:list xml:id="list1983201790" text:style-name="L1">
        <text:list-item>
          <text:p text:style-name="P88">pass_through – passes through to the underlying file system. </text:p>
        </text:list-item>
        <text:list-item>
          <text:p text:style-name="P88">memory – only in memory</text:p>
        </text:list-item>
        <text:list-item>
          <text:p text:style-name="P88">mysql – backed by a mysql database</text:p>
        </text:list-item>
        <text:list-item>
          <text:p text:style-name="P88">zip – a mounted zip file. This is always read only, but allows you to treat the file as if it were just another directory.</text:p>
        </text:list-item>
      </text:list>
      <text:p text:style-name="P52">Each type has specific configuration parameters that are detailed below.</text:p>
      <text:h text:style-name="Heading_20_3" text:outline-level="3"><text:bookmark-start text:name="__RefHeading___Toc6859_66498657"/>Scheme<text:bookmark-end text:name="__RefHeading___Toc6859_66498657"/></text:h>
      <text:p text:style-name="P50">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51"><text:span text:style-name="T21">Where in the virtual file system you want this mounted. So if this is mounted at /</text:span>A/B<text:span text:style-name="T21"> then all paths that start with scheme#/A/B will be resolved in to this file system</text:span></text:p>
      <text:p text:style-name="P62">Supported virtual file system types</text:p>
      <text:p text:style-name="P6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2">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1">A common use is to have a library of scripts on disk and add a passthrough in read-only mode to </text:span><text:soft-page-break/><text:span text:style-name="T41">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4">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3">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1">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5"/>
      <text:p text:style-name="P55">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6">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6"/>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7">This mounts a zip (compressed file, also includes java jar files). Due to the internal structure of such files, they cannot be made writeable. <text:span text:style-name="T36">(In point of fact, the entire file has to be recompressed an</text:span><text:span text:style-name="T41">d</text:span><text:span text:style-name="T36"> rewritten with each update because zip files keep a table of things that have been compressed. This means while we </text:span><text:span text:style-name="T5">could</text:span><text:span text:style-name="T8"> make one writeable, the overhead and performance are </text:span><text:span text:style-name="T9">truly </text:span><text:span text:style-name="T8">miserable as an active file system.</text:span><text:span text:style-name="T36">) </text:span><text:span text:style-name="T41">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7">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63">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70"/>
      <text:h text:style-name="Heading_20_3" text:outline-level="3"><text:bookmark-start text:name="__RefHeading___Toc6877_66498657"/>class_name<text:bookmark-end text:name="__RefHeading___Toc6877_66498657"/></text:h>
      <text:p text:style-name="P58">(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8">(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8">In this case, two modules are <text:span text:style-name="T31">loaded</text:span>. <text:span text:style-name="T31">The java module is imported but the qdl module is not. </text:span><text:s/></text:p>
      <text:h text:style-name="P81" text:outline-level="1"><text:bookmark-start text:name="__RefHeading___Toc6881_66498657"/><text:span text:style-name="T33">w</text:span>orkspace<text:bookmark-end text:name="__RefHeading___Toc6881_66498657"/></text:h>
      <text:p text:style-name="P65">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87"><text:span text:style-name="T49">autosaveInterval</text:span></text:p>
          </table:table-cell>
          <table:table-cell table:style-name="Table1.A2" office:value-type="string">
            <text:p text:style-name="P85">N</text:p>
          </table:table-cell>
          <table:table-cell table:style-name="Table1.A2" office:value-type="string">
            <text:p text:style-name="P85">600000</text:p>
          </table:table-cell>
          <table:table-cell table:style-name="Table1.D2" office:value-type="string">
            <text:p text:style-name="P86">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85">autosaveMessagesOn</text:p>
          </table:table-cell>
          <table:table-cell table:style-name="Table1.A2" office:value-type="string">
            <text:p text:style-name="P85">N</text:p>
          </table:table-cell>
          <table:table-cell table:style-name="Table1.A2" office:value-type="string">
            <text:p text:style-name="P85">true</text:p>
          </table:table-cell>
          <table:table-cell table:style-name="Table1.D2" office:value-type="string">
            <text:p text:style-name="P86">Whether ot not to print out the regular save messages whenever the workspace is autosaved. </text:p>
          </table:table-cell>
        </table:table-row>
        <table:table-row>
          <table:table-cell table:style-name="Table1.A2" office:value-type="string">
            <text:p text:style-name="P85">AutosaveOn</text:p>
          </table:table-cell>
          <table:table-cell table:style-name="Table1.A2" office:value-type="string">
            <text:p text:style-name="P85">N</text:p>
          </table:table-cell>
          <table:table-cell table:style-name="Table1.A2" office:value-type="string">
            <text:p text:style-name="P85">false</text:p>
          </table:table-cell>
          <table:table-cell table:style-name="Table1.D2" office:value-type="string">
            <text:p text:style-name="P86">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7"/>
      <text:h text:style-name="Heading_20_2" text:outline-level="2"><text:bookmark-start text:name="__RefHeading___Toc6841_66498657"/>home_dir<text:bookmark-end text:name="__RefHeading___Toc6841_66498657"/></text:h>
      <text:p text:style-name="P46">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6">This is the environment file. It is a standard java properties file and once the workspace is up and running, the contents can be seen by issuing </text:p>
      <text:p text:style-name="P46">)env</text:p>
      <text:p text:style-name="P64">Read up in the qdl workspace reference more about ho<text:span text:style-name="T42">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9"><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9"/>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2-05T16:29:35.751923459</dc:date>
    <meta:editing-duration>P16DT6H34M45S</meta:editing-duration>
    <meta:editing-cycles>50</meta:editing-cycles>
    <meta:generator>LibreOffice/6.4.6.2$Linux_X86_64 LibreOffice_project/40$Build-2</meta:generator>
    <meta:document-statistic meta:table-count="6" meta:image-count="0" meta:object-count="0" meta:page-count="9" meta:paragraph-count="323" meta:word-count="2340" meta:character-count="15153" meta:non-whitespace-character-count="12505"/>
  </office:meta>
</office:document-meta>
</file>